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87e3" officeooo:paragraph-rsid="000d87e3"/>
    </style:style>
    <style:style style:name="P2" style:family="paragraph" style:parent-style-name="Standard" style:list-style-name="L1">
      <style:text-properties officeooo:rsid="000ffae7" officeooo:paragraph-rsid="000ffa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59631762477443586" text:style-name="L1">
        <text:list-item>
          <text:p text:style-name="P1">Initial data set</text:p>
          <text:list>
            <text:list-item>
              <text:p text:style-name="P1">Downloaded from data.gov</text:p>
            </text:list-item>
            <text:list-item>
              <text:p text:style-name="P1">Stripped whitespace from beginning and end of column names</text:p>
            </text:list-item>
            <text:list-item>
              <text:p text:style-name="P1">Replaced spaces in column names with underscores and made all characters lower case. This is to make it easier to deal with columns in Ipython notebook</text:p>
            </text:list-item>
            <text:list-item>
              <text:p text:style-name="P1">All dollar amounts were given with dollar signs so pandas read them as strings. I removed the dollar signs from every element in the cost columns and converted them to floats so that they could be manipulated mathematically.</text:p>
            </text:list-item>
            <text:list-item>
              <text:p text:style-name="P2">Removed characters from provider names and street addresses that gave geocoding problems (names ending in “, THE”, commas, apostrophes)</text:p>
            </text:list-item>
            <text:list-item>
              <text:p text:style-name="P2">Zip codes with leading zeros were in the csv files as 4 digit numbers, so I used zfill to pad them all to five digits strings for geocoding.</text:p>
            </text:list-item>
            <text:list-item>
              <text:p text:style-name="P2">Each procedure type (drg_definition) had a long name (e.g. 039 - EXTRACRANIAL PROCEDURES W/O CC/MCC), so in order to made the analysis easier I created a new string column (drg_id) that is just the three digit code describing the procedure (e.g. ‘039’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0:16:43.814586342</meta:creation-date>
    <dc:date>2016-08-31T10:45:40.499593190</dc:date>
    <meta:editing-duration>PT18M4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176" meta:character-count="1008" meta:non-whitespace-character-count="848"/>
  </office:meta>
</office:document-meta>
</file>